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pt" officeooo:rsid="000b63ee" officeooo:paragraph-rsid="000b63ee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5pt" officeooo:rsid="000c99e7" officeooo:paragraph-rsid="000c99e7" style:font-size-asian="21.8500003814697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25pt" officeooo:rsid="00155dba" officeooo:paragraph-rsid="00155dba" style:font-size-asian="21.8500003814697pt" style:font-size-complex="25pt"/>
    </style:style>
    <style:style style:name="P4" style:family="paragraph" style:parent-style-name="Standard">
      <style:paragraph-properties fo:text-align="start" style:justify-single-word="false"/>
      <style:text-properties fo:font-size="25pt" officeooo:rsid="00155dba" officeooo:paragraph-rsid="001bf5f1" style:font-size-asian="21.8500003814697pt" style:font-size-complex="25pt"/>
    </style:style>
    <style:style style:name="P5" style:family="paragraph" style:parent-style-name="Standard">
      <style:paragraph-properties fo:text-align="start" style:justify-single-word="false"/>
      <style:text-properties fo:font-size="25pt" officeooo:rsid="001bf5f1" officeooo:paragraph-rsid="001bf5f1" style:font-size-asian="21.8500003814697pt" style:font-size-complex="25pt"/>
    </style:style>
    <style:style style:name="P6" style:family="paragraph" style:parent-style-name="Standard">
      <style:text-properties fo:font-size="18pt" officeooo:rsid="000c99e7" officeooo:paragraph-rsid="000c99e7" style:font-size-asian="18pt" style:font-size-complex="18pt"/>
    </style:style>
    <style:style style:name="P7" style:family="paragraph" style:parent-style-name="Standard">
      <style:text-properties fo:font-size="18pt" officeooo:rsid="00139777" officeooo:paragraph-rsid="00139777" style:font-size-asian="18pt" style:font-size-complex="18pt"/>
    </style:style>
    <style:style style:name="P8" style:family="paragraph" style:parent-style-name="Standard">
      <style:text-properties fo:font-size="18pt" officeooo:rsid="00155dba" officeooo:paragraph-rsid="00155dba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7pt" officeooo:rsid="00155dba" officeooo:paragraph-rsid="00155dba" style:font-size-asian="14.8500003814697pt" style:font-size-complex="17pt"/>
    </style:style>
    <style:style style:name="P10" style:family="paragraph" style:parent-style-name="Standard">
      <style:paragraph-properties fo:text-align="start" style:justify-single-word="false"/>
      <style:text-properties fo:font-size="17pt" officeooo:rsid="00155dba" officeooo:paragraph-rsid="0017804b" style:font-size-asian="14.8500003814697pt" style:font-size-complex="17pt"/>
    </style:style>
    <style:style style:name="P11" style:family="paragraph" style:parent-style-name="Standard">
      <style:paragraph-properties fo:text-align="start" style:justify-single-word="false"/>
      <style:text-properties fo:font-size="17pt" officeooo:rsid="0017804b" officeooo:paragraph-rsid="0017804b" style:font-size-asian="14.8500003814697pt" style:font-size-complex="17pt"/>
    </style:style>
    <style:style style:name="P12" style:family="paragraph" style:parent-style-name="Standard">
      <style:paragraph-properties fo:text-align="start" style:justify-single-word="false"/>
      <style:text-properties fo:font-size="17pt" officeooo:rsid="0019bc24" officeooo:paragraph-rsid="0019bc24" style:font-size-asian="14.8500003814697pt" style:font-size-complex="17pt"/>
    </style:style>
    <style:style style:name="P13" style:family="paragraph" style:parent-style-name="Standard">
      <style:paragraph-properties fo:text-align="start" style:justify-single-word="false"/>
      <style:text-properties fo:font-size="17pt" officeooo:rsid="0019bc24" officeooo:paragraph-rsid="001bf5f1" style:font-size-asian="14.8500003814697pt" style:font-size-complex="17pt"/>
    </style:style>
    <style:style style:name="P14" style:family="paragraph" style:parent-style-name="Standard">
      <style:paragraph-properties fo:text-align="start" style:justify-single-word="false"/>
      <style:text-properties fo:font-size="17pt" officeooo:rsid="001bf5f1" officeooo:paragraph-rsid="001bf5f1" style:font-size-asian="14.8500003814697pt" style:font-size-complex="17pt"/>
    </style:style>
    <style:style style:name="P15" style:family="paragraph" style:parent-style-name="Standard">
      <style:paragraph-properties fo:text-align="start" style:justify-single-word="false"/>
      <style:text-properties fo:font-size="17pt" officeooo:rsid="001bf5f1" officeooo:paragraph-rsid="001da4bb" style:font-size-asian="14.8500003814697pt" style:font-size-complex="17pt"/>
    </style:style>
    <style:style style:name="P16" style:family="paragraph" style:parent-style-name="Standard">
      <style:paragraph-properties fo:text-align="start" style:justify-single-word="false"/>
      <style:text-properties fo:font-size="17pt" officeooo:rsid="001da4bb" officeooo:paragraph-rsid="001da4bb" style:font-size-asian="14.8500003814697pt" style:font-size-complex="17pt"/>
    </style:style>
    <style:style style:name="P17" style:family="paragraph" style:parent-style-name="Standard">
      <style:paragraph-properties fo:text-align="start" style:justify-single-word="false"/>
      <style:text-properties fo:font-size="17pt" officeooo:rsid="001da4bb" officeooo:paragraph-rsid="001ec38b" style:font-size-asian="14.8500003814697pt" style:font-size-complex="17pt"/>
    </style:style>
    <style:style style:name="P18" style:family="paragraph" style:parent-style-name="Standard">
      <style:paragraph-properties fo:text-align="start" style:justify-single-word="false"/>
      <style:text-properties fo:font-size="17pt" officeooo:rsid="001ec38b" officeooo:paragraph-rsid="001da4bb" style:font-size-asian="14.8500003814697pt" style:font-size-complex="17pt"/>
    </style:style>
    <style:style style:name="P19" style:family="paragraph" style:parent-style-name="Standard">
      <style:paragraph-properties fo:text-align="start" style:justify-single-word="false"/>
      <style:text-properties fo:font-size="17pt" officeooo:rsid="001ec38b" officeooo:paragraph-rsid="001ec38b" style:font-size-asian="14.8500003814697pt" style:font-size-complex="17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1721e7" style:font-size-asian="14.8500003814697pt" style:font-size-complex="17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19bc24" style:font-size-asian="14.8500003814697pt" style:font-size-complex="17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9bc24" style:font-size-asian="14.8500003814697pt" style:font-size-complex="17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be553" style:font-size-asian="14.8500003814697pt" style:font-size-complex="17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1721e7" style:font-size-asian="14.8500003814697pt" style:font-size-complex="17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7pt" officeooo:rsid="001794f5" officeooo:paragraph-rsid="0019bc24" style:font-size-asian="14.8500003814697pt" style:font-size-complex="17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7pt" officeooo:rsid="001794f5" officeooo:paragraph-rsid="0019bc24" style:font-size-asian="14.8500003814697pt" style:font-size-complex="17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7pt" officeooo:rsid="0017804b" officeooo:paragraph-rsid="0017804b" style:font-size-asian="14.8500003814697pt" style:font-size-complex="17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7pt" officeooo:rsid="0017804b" officeooo:paragraph-rsid="0019bc24" style:font-size-asian="14.8500003814697pt" style:font-size-complex="17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7pt" officeooo:rsid="0017ce73" officeooo:paragraph-rsid="0019bc24" style:font-size-asian="14.8500003814697pt" style:font-size-complex="17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7pt" officeooo:rsid="0019bc24" officeooo:paragraph-rsid="001a69a4" style:font-size-asian="14.8500003814697pt" style:font-size-complex="17pt"/>
    </style:style>
    <style:style style:name="P31" style:family="paragraph" style:parent-style-name="Standard">
      <style:paragraph-properties fo:text-align="start" style:justify-single-word="false"/>
      <style:text-properties fo:font-size="25pt" officeooo:rsid="000c99e7" officeooo:paragraph-rsid="000c99e7" style:font-size-asian="21.8500003814697pt" style:font-size-complex="25pt"/>
    </style:style>
    <style:style style:name="P32" style:family="paragraph" style:parent-style-name="Standard">
      <style:paragraph-properties fo:text-align="center" style:justify-single-word="false"/>
      <style:text-properties fo:font-size="15pt" officeooo:rsid="000c99e7" officeooo:paragraph-rsid="002413a2" style:font-size-asian="15pt" style:font-size-complex="15pt"/>
    </style:style>
    <style:style style:name="P33" style:family="paragraph" style:parent-style-name="Standard">
      <style:paragraph-properties fo:text-align="center" style:justify-single-word="false"/>
      <style:text-properties fo:font-size="15pt" officeooo:paragraph-rsid="002413a2" style:font-size-asian="15pt" style:font-size-complex="15pt"/>
    </style:style>
    <style:style style:name="P3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2413a2" style:font-size-asian="20pt" style:font-size-complex="20pt"/>
    </style:style>
    <style:style style:name="T1" style:family="text">
      <style:text-properties officeooo:rsid="000e662d"/>
    </style:style>
    <style:style style:name="T2" style:family="text">
      <style:text-properties officeooo:rsid="00139777"/>
    </style:style>
    <style:style style:name="T3" style:family="text">
      <style:text-properties officeooo:rsid="00155dba"/>
    </style:style>
    <style:style style:name="T4" style:family="text">
      <style:text-properties officeooo:rsid="0017804b"/>
    </style:style>
    <style:style style:name="T5" style:family="text">
      <style:text-properties officeooo:rsid="001794f5"/>
    </style:style>
    <style:style style:name="T6" style:family="text">
      <style:text-properties officeooo:rsid="0019bc24"/>
    </style:style>
    <style:style style:name="T7" style:family="text">
      <style:text-properties officeooo:rsid="001a69a4"/>
    </style:style>
    <style:style style:name="T8" style:family="text">
      <style:text-properties officeooo:rsid="001be553"/>
    </style:style>
    <style:style style:name="T9" style:family="text">
      <style:text-properties officeooo:rsid="001bf5f1"/>
    </style:style>
    <style:style style:name="T10" style:family="text">
      <style:text-properties officeooo:rsid="001da4bb"/>
    </style:style>
    <style:style style:name="T11" style:family="text">
      <style:text-properties officeooo:rsid="001ec38b"/>
    </style:style>
    <style:style style:name="T12" style:family="text">
      <style:text-properties officeooo:rsid="001f7f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elatório do Laboratório de AOC - Prática 3</text:p>
      <text:p text:style-name="P33">Aluno: Bernard Menezes Moreira da Costa</text:p>
      <text:p text:style-name="P32">Turma: 2</text:p>
      <text:p text:style-name="P2"/>
      <text:p text:style-name="P2">Programa embarcado</text:p>
      <text:p text:style-name="P1"/>
      <text:p text:style-name="P6"><text:tab/>O processador a ser desenvolvido tem como objetivo principal criptografar e descriptografar números. <text:span text:style-name="T1">A ideia do programa é receber um endereço base de um vetor de números, baseados em caracteres ASCII, ou seja de 48 a 57 e transformá-los em outro número de acordo com uma lógica. Atraveś da mesma lógica o processador deve ser capaz de transformar o vetor transformado no vetor inicial. O programa deverá sobrescrever os valores iniciais contidos no vetor por novos, o que garantirá que a descriptografia será independente da existência dos dados na memória.</text:span></text:p>
      <text:p text:style-name="P6"><text:tab/><text:span text:style-name="T2">Segue abaixo um programa em C++ que representa a lógica a ser implementada:</text:span></text:p>
      <text:p text:style-name="P6"/>
      <text:p text:style-name="P7">int * <text:span text:style-name="T3">criptografa</text:span>(int *vec, int tam){</text:p>
      <text:p text:style-name="P7"><text:tab/>int *aux;</text:p>
      <text:p text:style-name="P7"><text:tab/>aux = (int *)malloc(tam*sizeof(int));</text:p>
      <text:p text:style-name="P7"><text:tab/>aux[tam-1]=vec[tam-1];</text:p>
      <text:p text:style-name="P7"><text:tab/>for(int i=tam-2; i&gt;=0; i--){</text:p>
      <text:p text:style-name="P7"><text:tab/><text:tab/>aux[i]=vec[i]-vec[i+1]; </text:p>
      <text:p text:style-name="P7"><text:tab/><text:tab/>if(aux[i]&lt;0)</text:p>
      <text:p text:style-name="P7"><text:tab/><text:tab/><text:tab/>aux[i] = 255 + aux[i];</text:p>
      <text:p text:style-name="P7"><text:tab/>}</text:p>
      <text:p text:style-name="P7"><text:tab/>vec=aux;</text:p>
      <text:p text:style-name="P7"><text:tab/>return vec;</text:p>
      <text:p text:style-name="P7">}</text:p>
      <text:p text:style-name="P7"/>
      <text:p text:style-name="P8">int * descriptografa(int *vec, int tam){</text:p>
      <text:p text:style-name="P8"><text:tab/>int *aux;</text:p>
      <text:p text:style-name="P8"><text:soft-page-break/><text:tab/>aux = (int *)malloc(tam*sizeof(int));</text:p>
      <text:p text:style-name="P8"><text:tab/>aux[tam-1]=vec[tam-1];</text:p>
      <text:p text:style-name="P8"><text:tab/>for(int i=tam-2; i&gt;=0; i--){</text:p>
      <text:p text:style-name="P8"><text:tab/><text:tab/>aux[i]=vec[i]+aux[i+1]; </text:p>
      <text:p text:style-name="P8"><text:tab/><text:tab/>if(aux[i]&gt;255)</text:p>
      <text:p text:style-name="P8"><text:tab/><text:tab/><text:tab/>aux[i] = aux[i] - 255;</text:p>
      <text:p text:style-name="P8"><text:tab/>}</text:p>
      <text:p text:style-name="P8"><text:tab/>vec=aux;</text:p>
      <text:p text:style-name="P8"><text:tab/>cout&lt;&lt;"Descriptografado: ";</text:p>
      <text:p text:style-name="P8"><text:tab/>return vec;</text:p>
      <text:p text:style-name="P8">}</text:p>
      <text:p text:style-name="P8"/>
      <text:p text:style-name="P3">Intruções suportadas</text:p>
      <text:p text:style-name="P3"/>
      <text:p text:style-name="P9">Formato R </text:p>
      <text:p text:style-name="P9"/>
      <text:list xml:id="list7081284281792231972" text:style-name="L1">
        <text:list-item>
          <text:p text:style-name="P20"><text:span text:style-name="T8">ADD – Soma dois valores - </text:span>add <text:s/>$r1, $r2, $r3 →<text:span text:style-name="T6"> $r1 = $r2 + $r3;</text:span></text:p>
        </text:list-item>
        <text:list-item>
          <text:p text:style-name="P21"><text:span text:style-name="T8">ADD Imediato = Salva um valor com um imediato(passado como decimal) - </text:span>addi $r1, $r2, CONST →<text:span text:style-name="T6"> $r1 = $r2 + CONST;</text:span></text:p>
        </text:list-item>
        <text:list-item>
          <text:p text:style-name="P21"><text:span text:style-name="T8">SUB – Subtrai um número do outro - </text:span>sub <text:s/>$r1, $r2, $r3 → <text:span text:style-name="T6">$r1 = $r2 - $r3;</text:span></text:p>
        </text:list-item>
        <text:list-item>
          <text:p text:style-name="P22"><text:span text:style-name="T8">AND – Operação AND - </text:span>and $r1, $r2, $r3 <text:s/>→<text:span text:style-name="T6"> Operação and com $r2 e $r3 e salva em $r1;</text:span></text:p>
        </text:list-item>
        <text:list-item>
          <text:p text:style-name="P23"><text:span text:style-name="T8">OR – Operação OR - </text:span>or $r1, $r2, $r3 →<text:span text:style-name="T6"> Operação or com $r2 e $r3 e salva em $r1;</text:span></text:p>
        </text:list-item>
        <text:list-item>
          <text:p text:style-name="P23"><text:span text:style-name="T8">NOT – Operação NOT - </text:span>not $r1, $r2, $r3 →<text:span text:style-name="T6"> Operação not com $r2 e $r3 e salva em $r1;</text:span></text:p>
        </text:list-item>
        <text:list-item>
          <text:p text:style-name="P25"><text:span text:style-name="T8">Set on Less Than – Identifica se um valor é menor que o outro - </text:span>slt $r1, $r2, $r3 →<text:span text:style-name="T6"> Se $r2&lt;$r3 então $r1=1, se não $r1=0.</text:span></text:p>
          <text:p text:style-name="P24"/>
        </text:list-item>
      </text:list>
      <text:p text:style-name="P10">Formato <text:span text:style-name="T4">J</text:span></text:p>
      <text:p text:style-name="P10"/>
      <text:list xml:id="list2811297156416348398" text:style-name="L2">
        <text:list-item>
          <text:p text:style-name="P27"><text:span text:style-name="T8">Jump addr – j addr</text:span>→<text:span text:style-name="T6"> PC = addr;</text:span></text:p>
        </text:list-item>
        <text:list-item>
          <text:p text:style-name="P27"><text:span text:style-name="T8">J</text:span>ump <text:span text:style-name="T8">R</text:span>egister - <text:span text:style-name="T8">jr</text:span> $r1 →<text:span text:style-name="T6"> jump para endereço de $r1;</text:span></text:p>
        </text:list-item>
        <text:list-item>
          <text:p text:style-name="P27"><text:soft-page-break/><text:span text:style-name="T8">Jump and Link - jal</text:span> $r1 → ra = PC + 2, e jump para endereço de r1.</text:p>
        </text:list-item>
      </text:list>
      <text:p text:style-name="P11"/>
      <text:p text:style-name="P11"/>
      <text:p text:style-name="P11">Formato I</text:p>
      <text:p text:style-name="P11"/>
      <text:list xml:id="list1430077920950785749" text:style-name="L3">
        <text:list-item>
          <text:p text:style-name="P28"><text:span text:style-name="T8">Load Word – Carrega um valor da memória em um registrador - </text:span>lw <text:span text:style-name="T5">$r1, offset($r2) → Salva em $r1 o valor contido em offset+$r2;</text:span></text:p>
        </text:list-item>
        <text:list-item>
          <text:p text:style-name="P28"><text:span text:style-name="T8">Save Word – Salva um valor contido em um registrador na memória - </text:span>sw <text:span text:style-name="T5">$r1, offset($r2) → Salva o valor de $r1 em offset+$r2;</text:span></text:p>
        </text:list-item>
        <text:list-item>
          <text:p text:style-name="P28"><text:span text:style-name="T8">Load an Imediate Word – Carrega um imediato (valor passado como decimal) para a memória - </text:span>lwi <text:span text:style-name="T5">$r1, CONST → Salva em $r1 o valor especificado;</text:span></text:p>
        </text:list-item>
        <text:list-item>
          <text:p text:style-name="P26"><text:span text:style-name="T8">Branch on Equal – Identifica se dois valores são iguais - </text:span>beq $r1, $r2, ad<text:span text:style-name="T6">dr → Se $r1 for igual a $r2, jump para addr</text:span></text:p>
        </text:list-item>
        <text:list-item>
          <text:p text:style-name="P29"><text:span text:style-name="T8">Set on Less Than a Imediate – Compara um valor contido no registrado com um imediato (passado em decimal) - </text:span>slti $r1, $r2, CONST →<text:span text:style-name="T6"> Se $r2&lt;CONST, $r1=1, se não $r1=0;</text:span></text:p>
        </text:list-item>
        <text:list-item>
          <text:p text:style-name="P30"><text:span text:style-name="T8">Branch Register on Equal – Compara dois valores e permite o direcionamento da execução para um endereço de um registrador - </text:span>brq $r1, $r2, $addr → <text:span text:style-name="T7">Se </text:span>$<text:span text:style-name="T7">r1 for igual a </text:span>$<text:span text:style-name="T7">r2, vai para o endereço de </text:span>$<text:span text:style-name="T7">addr.</text:span></text:p>
          <text:p text:style-name="P30"/>
        </text:list-item>
      </text:list>
      <text:p text:style-name="P12">Ao final s<text:span text:style-name="T7">erão</text:span> 16 instruções o que pode<text:span text:style-name="T7">rão</text:span> ser <text:span text:style-name="T7">endereçadas em</text:span> 4 bits.</text:p>
      <text:p text:style-name="P12"/>
      <text:p text:style-name="P5">Quanto ao formato</text:p>
      <text:p text:style-name="P4"/>
      <text:p text:style-name="P14">Após as definições de instruções do processador ficou definido que 4 bits já serão direcionados para o a instrução, como o processador a ser desenvolvido é de 8 bits, se faz necessário a utilização de 2 bytes por instrução. Essa escolha possibilitará a disponibilização de mais bits para realizar referências a endereços e a registradores.</text:p>
      <text:p text:style-name="P13"/>
      <text:p text:style-name="P13"><text:soft-page-break/></text:p>
      <text:p text:style-name="P13"/>
      <text:p text:style-name="P13"/>
      <text:p text:style-name="P13"/>
      <text:p text:style-name="P14">Formato R</text:p>
      <text:p text:style-name="P14"/>
      <text:p text:style-name="P14">1º Byte</text:p>
      <text:p text:style-name="P14">7:4 → Código que referenciará a instrução a ser realizada; <text:span text:style-name="T10">(4 bits)</text:span></text:p>
      <text:p text:style-name="P15">3:0 → Registrador de resultado $r1; <text:span text:style-name="T10">(4 bits)</text:span></text:p>
      <text:p text:style-name="P14"/>
      <text:p text:style-name="P14">2º Byte</text:p>
      <text:p text:style-name="P15">7:4 → 1º Registrador de operação $r2; <text:span text:style-name="T10">(4 bits)</text:span></text:p>
      <text:p text:style-name="P15">3:0 → 2º Registrador de operação $r3. <text:span text:style-name="T10">(4 bits)</text:span></text:p>
      <text:p text:style-name="P14"/>
      <text:p text:style-name="P16">Formato I – <text:span text:style-name="T11">Referências a memória</text:span></text:p>
      <text:p text:style-name="P16"/>
      <text:p text:style-name="P16">1º Byte</text:p>
      <text:p text:style-name="P16">7:4 → <text:span text:style-name="T9">Código que referenciará a instrução a ser realizada; </text:span>(4 bits)</text:p>
      <text:p text:style-name="P16">3:0 → 1º Registrador de operação $r1; (4 bits)</text:p>
      <text:p text:style-name="P16"/>
      <text:p text:style-name="P16">2º Byte</text:p>
      <text:p text:style-name="P16">7:4 →2º Registrador de operação $r2; (4 bits)</text:p>
      <text:p text:style-name="P16">3:0 → Offset. (4 bits)</text:p>
      <text:p text:style-name="P16"/>
      <text:p text:style-name="P16">Formato I – <text:span text:style-name="T11">Utilização de constantes</text:span></text:p>
      <text:p text:style-name="P16"/>
      <text:p text:style-name="P16">1º Byte</text:p>
      <text:p text:style-name="P16">7:4 → <text:span text:style-name="T9">Código que referenciará a instrução a ser realizada; </text:span>(4 bits)</text:p>
      <text:p text:style-name="P16">3:0 → Registrador de operação $r1; (4 bits)</text:p>
      <text:p text:style-name="P16"/>
      <text:p text:style-name="P16">2º Byte</text:p>
      <text:p text:style-name="P16">7:0 →<text:span text:style-name="T11">Contante a ser utilizada na instrução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>Formato I – <text:span text:style-name="T11">Utilização de endereços</text:span></text:p>
      <text:p text:style-name="P17"/>
      <text:p text:style-name="P17">1º Byte</text:p>
      <text:p text:style-name="P17">7:4 → <text:span text:style-name="T9">Código que referenciará a instrução a ser realizada; </text:span>(4 bits)</text:p>
      <text:p text:style-name="P17">3:0 → Registrador de operação $r1; (4 bits)</text:p>
      <text:p text:style-name="P17"/>
      <text:p text:style-name="P17">2º Byte</text:p>
      <text:p text:style-name="P17">7:0 →<text:span text:style-name="T11">Endereço a ser utilizado na instrução. (8 bits)</text:span></text:p>
      <text:p text:style-name="P16"/>
      <text:p text:style-name="P16"/>
      <text:p text:style-name="P16">Formato J</text:p>
      <text:p text:style-name="P18"/>
      <text:p text:style-name="P19">7:4 <text:span text:style-name="T12">do 1º Byte</text:span> → <text:span text:style-name="T9">Código que referenciará a instrução a ser realizada; (4 bits)</text:span></text:p>
      <text:p text:style-name="P19">3:0 <text:span text:style-name="T12">e 7:0 do 2º Byte</text:span> → <text:span text:style-name="T12">Endereço utilizado na operação. É importante reparar que existem 12 bits disponíveis, entretanto nos outros formatos o endereço só é endereçado em no máximo 8 bits, por isso manteremos 8 bits como o máxim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13:38.947318699</meta:creation-date>
    <dc:date>2017-04-28T13:40:08.751319779</dc:date>
    <meta:editing-duration>PT1H22M1S</meta:editing-duration>
    <meta:editing-cycles>11</meta:editing-cycles>
    <meta:generator>LibreOffice/5.1.6.2$Linux_x86 LibreOffice_project/10m0$Build-2</meta:generator>
    <meta:document-statistic meta:table-count="0" meta:image-count="0" meta:object-count="0" meta:page-count="5" meta:paragraph-count="85" meta:word-count="834" meta:character-count="4532" meta:non-whitespace-character-count="3748"/>
  </office:meta>
</office:document-meta>
</file>